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7764"/>
    </style:style>
    <style:style style:name="P2" style:family="paragraph" style:parent-style-name="Standard">
      <style:text-properties officeooo:paragraph-rsid="0021319e"/>
    </style:style>
    <style:style style:name="P3" style:family="paragraph" style:parent-style-name="Standard">
      <style:text-properties officeooo:paragraph-rsid="0025bd24"/>
    </style:style>
    <style:style style:name="P4" style:family="paragraph" style:parent-style-name="Standard">
      <style:text-properties officeooo:paragraph-rsid="0026160c"/>
    </style:style>
    <style:style style:name="P5" style:family="paragraph" style:parent-style-name="Standard">
      <style:text-properties officeooo:paragraph-rsid="0027c9d1"/>
    </style:style>
    <style:style style:name="P6" style:family="paragraph" style:parent-style-name="Standard">
      <style:text-properties officeooo:paragraph-rsid="00290aea"/>
    </style:style>
    <style:style style:name="P7" style:family="paragraph" style:parent-style-name="Standard">
      <style:text-properties officeooo:paragraph-rsid="002a2e1b"/>
    </style:style>
    <style:style style:name="P8" style:family="paragraph" style:parent-style-name="Standard">
      <style:text-properties officeooo:paragraph-rsid="002c186d"/>
    </style:style>
    <style:style style:name="P9" style:family="paragraph" style:parent-style-name="Standard">
      <style:text-properties officeooo:paragraph-rsid="002c481f"/>
    </style:style>
    <style:style style:name="P10" style:family="paragraph" style:parent-style-name="Standard">
      <style:text-properties officeooo:paragraph-rsid="002cf17a"/>
    </style:style>
    <style:style style:name="T1" style:family="text">
      <style:text-properties officeooo:rsid="00207764"/>
    </style:style>
    <style:style style:name="T2" style:family="text">
      <style:text-properties officeooo:rsid="0021319e"/>
    </style:style>
    <style:style style:name="T3" style:family="text">
      <style:text-properties officeooo:rsid="0022878b"/>
    </style:style>
    <style:style style:name="T4" style:family="text">
      <style:text-properties officeooo:rsid="0025bd24"/>
    </style:style>
    <style:style style:name="T5" style:family="text">
      <style:text-properties officeooo:rsid="0026160c"/>
    </style:style>
    <style:style style:name="T6" style:family="text">
      <style:text-properties officeooo:rsid="0027c9d1"/>
    </style:style>
    <style:style style:name="T7" style:family="text">
      <style:text-properties officeooo:rsid="00290aea"/>
    </style:style>
    <style:style style:name="T8" style:family="text">
      <style:text-properties officeooo:rsid="002a2e1b"/>
    </style:style>
    <style:style style:name="T9" style:family="text">
      <style:text-properties officeooo:rsid="002c186d"/>
    </style:style>
    <style:style style:name="T10" style:family="text">
      <style:text-properties officeooo:rsid="002c481f"/>
    </style:style>
    <style:style style:name="T11" style:family="text">
      <style:text-properties officeooo:rsid="002cf17a"/>
    </style:style>
    <style:style style:name="T12" style:family="text">
      <style:text-properties officeooo:rsid="002d70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my page ...</text:p>
      <text:p text:style-name="Standard"/>
      <text:p text:style-name="Standard">I was born and raised in Indiana, but recently moved to Colorado. I am currently working as a Software Engineer for a local defense contractor in Colorado Springs. In my current role, I code and test software using the C++ and Java programming languages. In previous technical jobs, I've had the opportunity to work with Javascript, Python, Visual Basic, and SQL to meet a variety of business needs. I enjoy hiking, biking, snowboarding and paddle boarding in my free time!</text:p>
      <text:p text:style-name="Standard"/>
      <text:p text:style-name="Standard">For my practicum project I will be creating an application to aid in the recording of client notes of psychology professionals. The primary focus will be on the implementation of a secure sign-in and the encryption of client data.</text:p>
      <text:p text:style-name="Standard"/>
      <text:p text:style-name="Standard">The link to my GitHub repository is https://github.com/tnelson006/ClientTracker</text:p>
      <text:p text:style-name="Standard"/>
      <text:p text:style-name="Standard">Week 1 -</text:p>
      <text:p text:style-name="Standard"/>
      <text:p text:style-name="Standard">Progress: This week I successfully installed Ubuntu on my machine, and began work on my project concept.</text:p>
      <text:p text:style-name="Standard"/>
      <text:p text:style-name="Standard">Problems: I originally tried to install Ubuntu on my Mac as a dual boot, but quickly discovered that there was not nearly enough memory on the machine for that to occur. I was then going to try and run Ubuntu in test mode via a flash drive, but I realized that that wasn't going to be ideal either. While the OS would work just fine, you had to setup everything every single time you booted the OS. The wifi password needed to be entered, and saved files would be gone. At that point, I began researching installing Ubuntu on my desktop machine. Thankfully, it was easy to install Ubuntu on desktop machine with it dual booting with my other OS, Windows 10. There are some issues that still need to be resolved, but I will work on those next week.</text:p>
      <text:p text:style-name="Standard"/>
      <text:p text:style-name="Standard">Plans for next week: Resolving existing issues (no internet), installing LAMP, and continuing work on the project concept.</text:p>
      <text:p text:style-name="Standard"/>
      <text:p text:style-name="Standard">Week 2 -</text:p>
      <text:p text:style-name="Standard"/>
      <text:p text:style-name="Standard">Progress: This week I successfully fixed existing issues, installed LAMP, and finished the project concept.</text:p>
      <text:p text:style-name="Standard"/>
      <text:p text:style-name="Standard">Problems: While installing Ubuntu was fairly straightforward, I initially had no internet connection. My desktop is located on the ground floor of my house, whereas the router and modem are upstairs. I am using a USB 3.0 to Wireless N adapter to connect to the internet. The adapter worked perfectly on my Windows 10 OS, but was not working on my Ubuntu OS. After doing some research, I was able to determine that my peripheral had a faulty driver for Ubuntu 16.04, and a new driver would need to be installed. I tried updating using the drivers that came with the OS by default, but none of those would work. Thankfully, I found an article were the author had fixed the driver issue and had it available to anyone via Github. The issue here is that I would need internet to fix my issue of having no internet. Quite the conundrum! I tethered my iPhone into the desktop and used that connection to download the working driver. Once that was installed, I finally had working internet. \*sigh of relief\*</text:p>
      <text:p text:style-name="Standard"/>
      <text:p text:style-name="Standard"><text:soft-page-break/>Now that I had working internet, I went about installing LAMP. That was fairly straightforward as well, and I uploaded a picture to my Github (titled 'server_working.png') showing that the Apache server is indeed working.</text:p>
      <text:p text:style-name="Standard"/>
      <text:p text:style-name="Standard">Plans for next week: Working on the annotated bibliography and beginning to understand how to implement key features of the proposed project concept.</text:p>
      <text:p text:style-name="Standard"/>
      <text:p text:style-name="Standard">Week 3 -</text:p>
      <text:p text:style-name="Standard"/>
      <text:p text:style-name="Standard">Progress: This week I worked on adding sources to the annotated bibliography and understanding how to implement key features.</text:p>
      <text:p text:style-name="Standard"/>
      <text:p text:style-name="Standard">Problems: As I do research on encryption, I am learning a lot on such an interesting topic. That being said, many answers come with one or two more questions. I am sure I will figure this all out, but it is currently a little overwhelming.</text:p>
      <text:p text:style-name="Standard"/>
      <text:p text:style-name="Standard">Plans for next week: Finish the annotated bibliography and begin the design work on how the project will be implemented.</text:p>
      <text:p text:style-name="Standard"/>
      <text:p text:style-name="P1">Week <text:span text:style-name="T1">4</text:span> -</text:p>
      <text:p text:style-name="P1"/>
      <text:p text:style-name="P1">Progress: This week I <text:span text:style-name="T1">finished</text:span> adding <text:span text:style-name="T1">fifteen </text:span>sources to the annotated bibliography and <text:span text:style-name="T1">began working on the preliminary design of the proposed project</text:span>.</text:p>
      <text:p text:style-name="P1"/>
      <text:p text:style-name="P1">Problems: <text:span text:style-name="T1">No major problems were encountered this week. Making a preliminary design allows for some assumptions that libraries are going to work as expected and such. When the actual implementation of my design begins, that is when I expect some “problems” to occur, but hopefully a good design will mitigate/reduce as many headaches as possible.</text:span></text:p>
      <text:p text:style-name="P1"/>
      <text:p text:style-name="P1">Plans for next week: <text:span text:style-name="T1">Turn design doodles in field notebook into a more formal document, such as a database design document and a document containing the class diagrams as they are currently designed. I will also begin work on my presentation, starting with finding an adequate topic.</text:span></text:p>
      <text:p text:style-name="P1"/>
      <text:p text:style-name="P2">Week <text:span text:style-name="T2">5</text:span> -</text:p>
      <text:p text:style-name="P2"/>
      <text:p text:style-name="P2">Progress: <text:span text:style-name="T3">This week I created my presentation on the Strategy design pattern, and created UML diagrams for the tables that will be in the database and the classes within the data layer (client and server side).</text:span></text:p>
      <text:p text:style-name="P2"/>
      <text:p text:style-name="P2">Problems: <text:span text:style-name="T3">No problems were encountered this week.</text:span></text:p>
      <text:p text:style-name="P2"/>
      <text:p text:style-name="P2">Plans for next week: <text:span text:style-name="T3">Give presentation, continue work on UML diagrams, and begin developing code for the client and server.</text:span></text:p>
      <text:p text:style-name="P2"/>
      <text:p text:style-name="P3">Week <text:span text:style-name="T4">6</text:span> -</text:p>
      <text:p text:style-name="P3"/>
      <text:p text:style-name="P3">Progress: <text:span text:style-name="T5">This week I began coding my Client Tracker project. I first created the classes for my domain layer on the client side, and then moved on to the user interface. Good progress was made, but it was </text:span><text:soft-page-break/><text:span text:style-name="T5">slow going (#UI). I also gave my presentation on the Strategy Design Pattern, and shared the PowerPoint and demo code on Slack.</text:span></text:p>
      <text:p text:style-name="P3"/>
      <text:p text:style-name="P4">Problems: <text:span text:style-name="T3">No problems were encountered this week.</text:span></text:p>
      <text:p text:style-name="P3"/>
      <text:p text:style-name="P3">Plans for next week: <text:span text:style-name="T5">Continue work on the client-side application of Client Tracker.</text:span></text:p>
      <text:p text:style-name="P3"/>
      <text:p text:style-name="P4">Week <text:span text:style-name="T5">7</text:span> -</text:p>
      <text:p text:style-name="P4"/>
      <text:p text:style-name="P4">Progress: <text:span text:style-name="T5">This week I continued work on the client-side application of Client Tracker. Nearly all of my energy has gone towards the user interface.</text:span></text:p>
      <text:p text:style-name="P4"/>
      <text:p text:style-name="P4">Problems: <text:span text:style-name="T5">For reasons that I still haven’t determined, my ListSelectionListener is not working on one of my JList objects. I’ve found a workaround for now that will allow me to move on, but this is an issue that is driving me bonkers and I would like to properly address at a later point. For now, implementing more UI elements and moving towards the creation of my server-side code is more important.</text:span></text:p>
      <text:p text:style-name="P4"/>
      <text:p text:style-name="P4">Plans for next week: <text:span text:style-name="T5">Complete the first draft of my Client Tracker project, which includes the client and server applications communicating.</text:span></text:p>
      <text:p text:style-name="P4"/>
      <text:p text:style-name="P4">Week <text:span text:style-name="T5">8</text:span> -</text:p>
      <text:p text:style-name="P4"/>
      <text:p text:style-name="P4">Progress: <text:span text:style-name="T6">This week I was able to complete the client-side user interface and begin work on the server. While there is more work to be done on the server, the adding and deleting of clients is currently functioning and will provide a solid foundation for completing the other application use cases.</text:span></text:p>
      <text:p text:style-name="P4"/>
      <text:p text:style-name="P4">Problems: <text:span text:style-name="T6">Nothing this week was overly bad, but there were definitely some challenges in getting the client and server communicating back and forth. Once that communication was formalized, creating and integrating the database into the server-side operations was a long series of trial and error.</text:span></text:p>
      <text:p text:style-name="P4"/>
      <text:p text:style-name="P4">Plans for next week: <text:span text:style-name="T6">Complete the implementation of the remaining use cases, which include the adding, editing, and deleting of client notes.</text:span></text:p>
      <text:p text:style-name="P4"/>
      <text:p text:style-name="P5">Week <text:span text:style-name="T6">9</text:span> -</text:p>
      <text:p text:style-name="P5"/>
      <text:p text:style-name="P5">Progress: <text:span text:style-name="T7">This week I worked on implementing the full client-server functionality for the creation, alteration, and deletion of client notes. This includes the user interface, socket communication protocols, and the server’s interaction with the database. I also implemented an initialization protocol that loads existing client data to the client-side.</text:span></text:p>
      <text:p text:style-name="P5"/>
      <text:p text:style-name="P5">Problems: <text:span text:style-name="T7">There were no major issues encountered this week. Last week’s head scratching really helped make this week much easier! The most challenging portion of this week was creating the initialization protocol. Ensuring that the client and server were effectively communicating the existing data was important problem to solve.</text:span></text:p>
      <text:p text:style-name="P5"/>
      <text:p text:style-name="P5">Plans for next week: <text:span text:style-name="T7">Implement the ability to sign in and create new users from the client-side.</text:span></text:p>
      <text:p text:style-name="P5"/>
      <text:p text:style-name="P6">Week <text:span text:style-name="T7">10</text:span> -</text:p>
      <text:p text:style-name="P6"><text:soft-page-break/></text:p>
      <text:p text:style-name="P6">Progress: <text:span text:style-name="T7">This week I created the user interface and client-server interaction for signing in and creating new users. At this point, the entire functionality of the application is implemented, minus encryption.</text:span></text:p>
      <text:p text:style-name="P6"/>
      <text:p text:style-name="P6">Problems: <text:span text:style-name="T7">There were no major issues this week, but it was a lot of effort creating the new user interfaces, two new protocols, and ensuring login and user creation was working correctly.</text:span></text:p>
      <text:p text:style-name="P6"/>
      <text:p text:style-name="P6">Plans for next week: <text:span text:style-name="T7">Implementing encryption and password hashing is the plan for the following week.</text:span></text:p>
      <text:p text:style-name="P6"/>
      <text:p text:style-name="P6">Week <text:span text:style-name="T7">11</text:span> -</text:p>
      <text:p text:style-name="P6"/>
      <text:p text:style-name="P6">Progress: <text:span text:style-name="T8">This week I implemented the hashing of passwords (SHA-512) and the encryption/decryption of user data via the AES (256-bit) algorithm.</text:span></text:p>
      <text:p text:style-name="P6"/>
      <text:p text:style-name="P6">Problems: <text:span text:style-name="T8">Deciding on which hashing algorithms to use and how to actual implement the encryption/decryption logic was a tad bit tricky. I also needed to update the database to handle all of the encrypted data (dates were previously stored as… dates!).</text:span></text:p>
      <text:p text:style-name="P6"/>
      <text:p text:style-name="P6">Plans for next week: <text:span text:style-name="T8">Begin (and hopefully finish) moving ClientTrackerServer and the database to Amazon Web Services.</text:span></text:p>
      <text:p text:style-name="P6"/>
      <text:p text:style-name="P7">Week <text:span text:style-name="T7">12</text:span> -</text:p>
      <text:p text:style-name="P7"/>
      <text:p text:style-name="P7">Progress: <text:span text:style-name="T10">This week was very successful. The database and the server were migrated to Amazon Web Services and are currently communicating with each other. In addition to that, the ClientTracker is able to connect to the ClientTrackerServer application. The project is now a cloud-based server with clients connecting remotely. Other than bugs and little improvements here and there, the core project functionality is now complete.</text:span></text:p>
      <text:p text:style-name="P7"/>
      <text:p text:style-name="P10">Problems: <text:span text:style-name="T11">Moving the database to Amazon Web Services was super easy and went flawlessly. I tested it with the server still on my local machine. Once that was working, I worked towards moving the server to an EC2 instance on Amazon Web Services. That was an ordeal. In hindsight, it was easy, but the issue was that I didn’t really know how to word my problems. I first tried to utilize Amazon’s Elastic Beanstalk services for the server, but that was not working. Once I gave up on that, I tried EC2. Figuring out how to launch the instance, install the correct version of Java, transferring over my server (jar and lib folder), and actually launching the server took some time. Now that those details have been ironed out, the EC2 seems very easy to manage.</text:span></text:p>
      <text:p text:style-name="P7"/>
      <text:p text:style-name="P7">Plans for next week: <text:span text:style-name="T11">I will continue to fine-tune the EC2 instance and begin creating some unit tests for the application.</text:span></text:p>
      <text:p text:style-name="P7"/>
      <text:p text:style-name="P8">Week <text:span text:style-name="T7">13</text:span> -</text:p>
      <text:p text:style-name="P8"/>
      <text:p text:style-name="P8">Progress: <text:span text:style-name="T10">This week I created some unit tests for the ClientTracker application.</text:span></text:p>
      <text:p text:style-name="P8"/>
      <text:p text:style-name="P8">Problems: <text:span text:style-name="T10">The main issue was just figuring out how to make a basic test actually run in Netbeans. Once that was working, creating my tests were not too bad.</text:span></text:p>
      <text:p text:style-name="P8"/>
      <text:p text:style-name="P9"><text:soft-page-break/>Plans for next week: <text:span text:style-name="T10">Update the ClientTrackerServer to utilize PreparedStatements.</text:span></text:p>
      <text:p text:style-name="P8"/>
      <text:p text:style-name="P8">Week <text:span text:style-name="T7">14</text:span> -</text:p>
      <text:p text:style-name="P8"/>
      <text:p text:style-name="P8">Progress: <text:span text:style-name="T9">This week I updated ClientTrackerServer to utilize PreparedStatements to avoid SQL Injection attacks. I also fixed some newly discovered bugs.</text:span></text:p>
      <text:p text:style-name="P8"/>
      <text:p text:style-name="P8">Problems: <text:span text:style-name="T9">Converting to PreparedStatements was fairly easy, but there was some trial and error since the queries needed to formatted slightly differently. Another issue was that a bug was discovered, so determining if the bug was from previous code or newly changed code took some time. It turned out to be an existing issue that my testing had just uncovered.</text:span></text:p>
      <text:p text:style-name="P8"/>
      <text:p text:style-name="P8">Plans for next week: <text:span text:style-name="T9">Make and prepare for the final presentation of ClientTracker and ClientTrackerServer.</text:span></text:p>
      <text:p text:style-name="P8"/>
      <text:p text:style-name="P8">Week <text:span text:style-name="T7">15</text:span> -</text:p>
      <text:p text:style-name="P8"/>
      <text:p text:style-name="P8">Progress: <text:span text:style-name="T12">Worked on the final presentation for ClientTracker. I also presented this week, so that was exciting.</text:span></text:p>
      <text:p text:style-name="P8"/>
      <text:p text:style-name="P8">Problems: <text:span text:style-name="T12">No major issues were encountered. The main hurdle would just be doing my best to make a solid presentation that fit within the short presentation window.</text:span></text:p>
      <text:p text:style-name="P8"/>
      <text:p text:style-name="P8">Plans for next week: <text:span text:style-name="T12">Update comments and make any necessary last minute changes to code.</text:span></text:p>
      <text:p text:style-name="P8"/>
      <text:p text:style-name="P8">Week <text:span text:style-name="T7">16</text:span> -</text:p>
      <text:p text:style-name="P8"/>
      <text:p text:style-name="P8">Progress: <text:span text:style-name="T12">I updated the comments in my code to provide a better understanding of what the classes aim to accomplish.</text:span></text:p>
      <text:p text:style-name="P8"/>
      <text:p text:style-name="P8">Problems: <text:span text:style-name="T12">Ensuring the comments were short, yet effectively descriptive took some time. It was an effort worth undertaking though.</text:span></text:p>
      <text:p text:style-name="P8"/>
      <text:p text:style-name="P8">Plans for next week: <text:span text:style-name="T11">Celebrate the completion of my masters’ studies :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1:25:58.411517307</meta:creation-date>
    <dc:date>2018-08-21T19:00:37.316230778</dc:date>
    <meta:editing-duration>PT2H25M23S</meta:editing-duration>
    <meta:editing-cycles>12</meta:editing-cycles>
    <meta:generator>LibreOffice/6.0.1.1$MacOSX_X86_64 LibreOffice_project/60bfb1526849283ce2491346ed2aa51c465abfe6</meta:generator>
    <meta:document-statistic meta:table-count="0" meta:image-count="0" meta:object-count="0" meta:page-count="5" meta:paragraph-count="69" meta:word-count="1945" meta:character-count="11644" meta:non-whitespace-character-count="9768"/>
  </office:meta>
</office:document-meta>
</file>